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7">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rojectRequirements" style:family="table">
      <style:table-properties style:width="6.925in" table:align="margins"/>
    </style:style>
    <style:style style:name="ProjectRequirements.A" style:family="table-column">
      <style:table-column-properties style:column-width="1.6194in" style:rel-column-width="15325*"/>
    </style:style>
    <style:style style:name="ProjectRequirements.B" style:family="table-column">
      <style:table-column-properties style:column-width="1.0319in" style:rel-column-width="9765*"/>
    </style:style>
    <style:style style:name="ProjectRequirements.C" style:family="table-column">
      <style:table-column-properties style:column-width="4.2736in" style:rel-column-width="40445*"/>
    </style:style>
    <style:style style:name="ProjectRequirements.A1" style:family="table-cell">
      <style:table-cell-properties fo:padding="0.0382in" fo:border-left="0.0007in solid #000000" fo:border-right="none" fo:border-top="0.0007in solid #000000" fo:border-bottom="0.0007in solid #000000"/>
    </style:style>
    <style:style style:name="ProjectRequirements.C1" style:family="table-cell">
      <style:table-cell-properties fo:padding="0.0382in" fo:border="0.0007in solid #000000"/>
    </style:style>
    <style:style style:name="ProjectRequirements.A2" style:family="table-cell">
      <style:table-cell-properties fo:padding="0.0382in" fo:border-left="0.0007in solid #000000" fo:border-right="none" fo:border-top="none" fo:border-bottom="0.0007in solid #000000"/>
    </style:style>
    <style:style style:name="ProjectRequirements.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size="24pt" fo:font-weight="bold" style:font-size-asian="24pt" style:font-weight-asian="bold" style:font-size-complex="24pt" style:font-weight-complex="bold"/>
    </style:style>
    <style:style style:name="P3" style:family="paragraph" style:parent-style-name="Standard">
      <style:text-properties style:font-name="Arial" fo:font-size="40pt" style:text-underline-style="solid" style:text-underline-width="auto" style:text-underline-color="font-color" fo:font-weight="bold" style:font-size-asian="40pt" style:font-weight-asian="bold" style:font-size-complex="40pt" style:font-weight-complex="bold"/>
    </style:style>
    <style:style style:name="P4" style:family="paragraph" style:parent-style-name="Standard">
      <style:text-properties style:font-name="Arial" fo:font-size="18pt" fo:font-weight="bold" style:font-size-asian="18pt" style:font-weight-asian="bold" style:font-size-complex="18pt" style:font-weight-complex="bold"/>
    </style:style>
    <style:style style:name="P5" style:family="paragraph" style:parent-style-name="Standard">
      <style:text-properties style:font-name="Arial" fo:font-size="16pt" fo:font-weight="normal" style:font-size-asian="16pt" style:font-weight-asian="normal" style:font-size-complex="16pt" style:font-weight-complex="normal"/>
    </style:style>
    <style:style style:name="P6" style:family="paragraph" style:parent-style-name="Standard">
      <style:text-properties style:font-name="Arial" fo:font-size="14pt" fo:font-weight="normal" style:font-size-asian="14pt" style:font-weight-asian="normal" style:font-size-complex="14pt" style:font-weight-complex="normal"/>
    </style:style>
    <style:style style:name="P7" style:family="paragraph" style:parent-style-name="Standard">
      <style:text-properties style:font-name="Arial"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9" style:family="paragraph" style:parent-style-name="Standard">
      <style:text-properties style:font-name="Arial" fo:font-size="20pt" fo:font-weight="normal" style:font-size-asian="20pt" style:font-weight-asian="normal" style:font-size-complex="20pt" style:font-weight-complex="normal"/>
    </style:style>
    <style:style style:name="P10" style:family="paragraph" style:parent-style-name="Table_20_Contents">
      <style:text-properties style:font-name="Arial" fo:font-size="24pt" style:font-size-asian="24pt" style:font-size-complex="24pt"/>
    </style:style>
    <style:style style:name="P11" style:family="paragraph" style:parent-style-name="Table_20_Contents">
      <style:text-properties style:font-name="Arial" fo:font-size="15pt" style:font-size-asian="15pt" style:font-size-complex="15pt"/>
    </style:style>
    <style:style style:name="P12" style:family="paragraph" style:parent-style-name="Table_20_Contents">
      <style:text-properties style:font-name="Arial" fo:font-size="14pt" style:font-size-asian="14pt" style:font-size-complex="14pt"/>
    </style:style>
    <style:style style:name="P13" style:family="paragraph" style:parent-style-name="Table_20_Contents">
      <style:text-properties style:font-name="Arial" fo:font-size="16pt" style:font-size-asian="16pt" style:font-size-complex="16pt"/>
    </style:style>
    <style:style style:name="P14" style:family="paragraph" style:parent-style-name="Table_20_Contents">
      <style:text-properties style:font-name="Arial" fo:font-size="12pt" style:font-size-asian="12pt" style:font-size-complex="12pt"/>
    </style:style>
    <style:style style:name="P15" style:family="paragraph" style:parent-style-name="Standard">
      <style:paragraph-properties fo:break-before="page"/>
      <style:text-properties style:font-name="Arial" fo:font-size="20pt" fo:font-weight="bold" style:font-size-asian="20pt" style:font-weight-asian="bold" style:font-size-complex="20pt" style:font-weight-complex="bold"/>
    </style:style>
    <style:style style:name="P16" style:family="paragraph" style:parent-style-name="Standard">
      <style:text-properties style:font-name="Arial" fo:font-size="14pt" fo:font-weight="normal" style:font-size-asian="14pt" style:font-weight-asian="normal" style:font-size-complex="14pt" style:font-weight-complex="normal"/>
    </style:style>
    <style:style style:name="P17" style:family="paragraph" style:parent-style-name="Standard" style:list-style-name="L1">
      <style:text-properties style:font-name="Arial" fo:font-size="14pt" fo:font-weight="normal" style:font-size-asian="14pt" style:font-weight-asian="normal" style:font-size-complex="14pt" style:font-weight-complex="normal"/>
    </style:style>
    <style:style style:name="P18" style:family="paragraph" style:parent-style-name="Standard" style:list-style-name="L2">
      <style:text-properties style:font-name="Arial" fo:font-size="14pt" fo:font-weight="normal" style:font-size-asian="14pt" style:font-weight-asian="normal" style:font-size-complex="14pt" style:font-weight-complex="normal"/>
    </style:style>
    <style:style style:name="P19" style:family="paragraph" style:parent-style-name="Standard" style:list-style-name="L3">
      <style:text-properties style:font-name="Arial" fo:font-size="14pt" fo:font-weight="normal" style:font-size-asian="14pt" style:font-weight-asian="normal" style:font-size-complex="14pt" style:font-weight-complex="normal"/>
    </style:style>
    <style:style style:name="P20" style:family="paragraph" style:parent-style-name="Standard" style:list-style-name="L4">
      <style:text-properties style:font-name="Arial" fo:font-size="14pt" fo:font-weight="normal" style:font-size-asian="14pt" style:font-weight-asian="normal" style:font-size-complex="14pt" style:font-weight-complex="normal"/>
    </style:style>
    <style:style style:name="P21" style:family="paragraph" style:parent-style-name="Standard" style:list-style-name="L7">
      <style:text-properties style:font-name="Arial" fo:font-size="14pt" fo:font-weight="normal" style:font-size-asian="14pt" style:font-weight-asian="normal" style:font-size-complex="14pt" style:font-weight-complex="normal"/>
    </style:style>
    <style:style style:name="P22" style:family="paragraph" style:parent-style-name="Standard">
      <style:text-properties style:font-name="Arial" fo:font-size="24pt" fo:font-weight="bold" style:font-size-asian="24pt" style:font-weight-asian="bold" style:font-size-complex="24pt" style:font-weight-complex="bold"/>
    </style:style>
    <style:style style:name="P23" style:family="paragraph" style:parent-style-name="Standard">
      <style:text-properties style:font-name="Arial" fo:font-size="24pt" fo:font-weight="normal" style:font-size-asian="24pt" style:font-weight-asian="normal" style:font-size-complex="24pt" style:font-weight-complex="normal"/>
    </style:style>
    <style:style style:name="P24" style:family="paragraph" style:parent-style-name="Standard">
      <style:text-properties style:font-name="Arial" fo:font-size="18pt" fo:font-weight="normal" style:font-size-asian="18pt" style:font-weight-asian="normal" style:font-size-complex="18pt" style:font-weight-complex="normal"/>
    </style:style>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3">The Poker Room<text:span text:style-name="T1"> </text:span></text:p>
      <text:p text:style-name="P2"><text:tab/><text:tab/><text:tab/></text:p>
      <text:p text:style-name="P8">Functional Specification</text:p>
      <text:p text:style-name="P7"/>
      <text:p text:style-name="P7"/>
      <text:p text:style-name="P7"/>
      <text:p text:style-name="P7"/>
      <text:p text:style-name="P4"><text:tab/>12/2/2017</text:p>
      <text:p text:style-name="P4"><text:tab/>Written by David Nguyen</text:p>
      <text:p text:style-name="P4"><text:tab/>Version 1</text:p>
      <text:p text:style-name="P7"/>
      <text:p text:style-name="P7"/>
      <text:p text:style-name="P7"><text:tab/><text:tab/></text:p>
      <text:p text:style-name="P15">Version History</text:p>
      <text:p text:style-name="P7"/>
      <text:p text:style-name="P7"><text:tab/></text:p>
      <table:table table:name="Table1" table:style-name="Table1">
        <table:table-column table:style-name="Table1.A" table:number-columns-repeated="3"/>
        <table:table-row>
          <table:table-cell table:style-name="Table1.A1" office:value-type="string">
            <text:p text:style-name="P10">Version</text:p>
          </table:table-cell>
          <table:table-cell table:style-name="Table1.A1" office:value-type="string">
            <text:p text:style-name="P10">Written on</text:p>
          </table:table-cell>
          <table:table-cell table:style-name="Table1.C1" office:value-type="string">
            <text:p text:style-name="P10">Author</text:p>
          </table:table-cell>
        </table:table-row>
        <table:table-row>
          <table:table-cell table:style-name="Table1.A2" office:value-type="string">
            <text:p text:style-name="P11">1.0.0</text:p>
          </table:table-cell>
          <table:table-cell table:style-name="Table1.B2" office:value-type="date" office:date-value="2017-12-02">
            <text:p text:style-name="P11">12/02/17</text:p>
          </table:table-cell>
          <table:table-cell table:style-name="Table1.C2" office:value-type="string">
            <text:p text:style-name="P11">David Nguyen</text:p>
          </table:table-cell>
        </table:table-row>
      </table:table>
      <text:p text:style-name="P2"/>
      <text:p text:style-name="P2"/>
      <text:p text:style-name="P23">About:</text:p>
      <text:p text:style-name="P24"><text:tab/>This document is intended to provide an overview of the project. It will state the Goals, Requirements, and phases of this project to clearly underline the envisioned product.</text:p>
      <text:p text:style-name="P15">Overview</text:p>
      <text:p text:style-name="P5"/>
      <text:p text:style-name="P6">The Poker Room app is a NodeJs application based in the Electron framework. It is designed to meet the needs of and enhance a Poker Home Game. </text:p>
      <text:p text:style-name="P7"/>
      <text:p text:style-name="P7">Goals</text:p>
      <text:p text:style-name="P9"/>
      <text:p text:style-name="P6">The Overall Goal of the project are as follows:</text:p>
      <text:list xml:id="list434430045586383975" text:style-name="L1">
        <text:list-item>
          <text:p text:style-name="P17">Create an accessible and intuitive application for any level</text:p>
        </text:list-item>
        <text:list-item>
          <text:p text:style-name="P17">Suit the needs of Home games both Cash and Tournament types</text:p>
        </text:list-item>
        <text:list-item>
          <text:p text:style-name="P17">Enhance the Poker Experience by providing Quality of life functionality</text:p>
        </text:list-item>
      </text:list>
      <text:p text:style-name="P6"/>
      <text:p text:style-name="P6"/>
      <text:p text:style-name="P7">Project Requirements</text:p>
      <text:p text:style-name="P7"/>
      <text:p text:style-name="P6">These are the core requirements of the project. Discovered and Surveyed requirements should be added to a backlog list for future reference and planning.</text:p>
      <text:p text:style-name="P6"/>
      <text:p text:style-name="P6">S. = Story</text:p>
      <text:p text:style-name="P6">F. = Feature</text:p>
      <text:p text:style-name="P6">E. = Enhancement</text:p>
      <text:p text:style-name="P6"/>
      <table:table table:name="ProjectRequirements" table:style-name="ProjectRequirements">
        <table:table-column table:style-name="ProjectRequirements.A"/>
        <table:table-column table:style-name="ProjectRequirements.B"/>
        <table:table-column table:style-name="ProjectRequirements.C"/>
        <table:table-row>
          <table:table-cell table:style-name="ProjectRequirements.A1" office:value-type="string">
            <text:p text:style-name="P13">Name</text:p>
          </table:table-cell>
          <table:table-cell table:style-name="ProjectRequirements.A1" office:value-type="string">
            <text:p text:style-name="P12">Priority</text:p>
          </table:table-cell>
          <table:table-cell table:style-name="ProjectRequirements.C1" office:value-type="string">
            <text:p text:style-name="P12">Description</text:p>
          </table:table-cell>
        </table:table-row>
        <table:table-row>
          <table:table-cell table:style-name="ProjectRequirements.A2" office:value-type="string">
            <text:p text:style-name="P14">Cash Management</text:p>
          </table:table-cell>
          <table:table-cell table:style-name="ProjectRequirements.A2" office:value-type="string">
            <text:p text:style-name="P14">Core S.</text:p>
          </table:table-cell>
          <table:table-cell table:style-name="ProjectRequirements.C2" office:value-type="string">
            <text:p text:style-name="P14">Allow the user to track and manage flow of cash from players and bank. Give the user fluid and quick methods to cash in a player and cash out a player while maintaining clear operations.</text:p>
          </table:table-cell>
        </table:table-row>
        <table:table-row>
          <table:table-cell table:style-name="ProjectRequirements.A2" office:value-type="string">
            <text:p text:style-name="P14">Table Management</text:p>
          </table:table-cell>
          <table:table-cell table:style-name="ProjectRequirements.A2" office:value-type="string">
            <text:p text:style-name="P14">Core S.</text:p>
          </table:table-cell>
          <table:table-cell table:style-name="ProjectRequirements.C2" office:value-type="string">
            <text:p text:style-name="P14">Allow the User to set up Cash Game Tables and mark the number of players within each group. Keep track of number, type, and length of games. Able to keep track how much money is at a table. </text:p>
          </table:table-cell>
        </table:table-row>
        <table:table-row>
          <table:table-cell table:style-name="ProjectRequirements.A2" office:value-type="string">
            <text:p text:style-name="P14">Tournament Management</text:p>
          </table:table-cell>
          <table:table-cell table:style-name="ProjectRequirements.A2" office:value-type="string">
            <text:p text:style-name="P14">Core S.</text:p>
          </table:table-cell>
          <table:table-cell table:style-name="ProjectRequirements.C2" office:value-type="string">
            <text:p text:style-name="P14">Allow the User to set up Tournament Games. Allow user to calculate cash pool and prizes. Allow user to set up a Blind structure suitable to number of players and chips in play. Allow user to create tables for players and track rebuys.</text:p>
          </table:table-cell>
        </table:table-row>
        <table:table-row>
          <table:table-cell table:style-name="ProjectRequirements.A2" office:value-type="string">
            <text:p text:style-name="P14">Mixed Game </text:p>
          </table:table-cell>
          <table:table-cell table:style-name="ProjectRequirements.A2" office:value-type="string">
            <text:p text:style-name="P14">Low E.</text:p>
          </table:table-cell>
          <table:table-cell table:style-name="ProjectRequirements.C2" office:value-type="string">
            <text:p text:style-name="P14">Allow the User to display and track current game type of a game. </text:p>
          </table:table-cell>
        </table:table-row>
        <text:soft-page-break/>
        <table:table-row>
          <table:table-cell table:style-name="ProjectRequirements.A2" office:value-type="string">
            <text:p text:style-name="P14">Cash Game</text:p>
          </table:table-cell>
          <table:table-cell table:style-name="ProjectRequirements.A2" office:value-type="string">
            <text:p text:style-name="P14">Low E.</text:p>
          </table:table-cell>
          <table:table-cell table:style-name="ProjectRequirements.C2" office:value-type="string">
            <text:p text:style-name="P14">Allow user to choose button location. Allow user to track cash game. Allow track of Dealer choice or game and manuever</text:p>
          </table:table-cell>
        </table:table-row>
        <table:table-row>
          <table:table-cell table:style-name="ProjectRequirements.A2" office:value-type="string">
            <text:p text:style-name="P14">Wait List management</text:p>
          </table:table-cell>
          <table:table-cell table:style-name="ProjectRequirements.A2" office:value-type="string">
            <text:p text:style-name="P14">Core S.</text:p>
          </table:table-cell>
          <table:table-cell table:style-name="ProjectRequirements.C2" office:value-type="string">
            <text:p text:style-name="P14">Allow users to create and manage a Wait list</text:p>
          </table:table-cell>
        </table:table-row>
        <table:table-row>
          <table:table-cell table:style-name="ProjectRequirements.A2" office:value-type="string">
            <text:p text:style-name="P14">Configuration</text:p>
          </table:table-cell>
          <table:table-cell table:style-name="ProjectRequirements.A2" office:value-type="string">
            <text:p text:style-name="P14">Core F.</text:p>
          </table:table-cell>
          <table:table-cell table:style-name="ProjectRequirements.C2" office:value-type="string">
            <text:p text:style-name="P14">User should be able to Adjust the UI of tables, default settings of all Functionality above</text:p>
          </table:table-cell>
        </table:table-row>
        <table:table-row>
          <table:table-cell table:style-name="ProjectRequirements.A2" office:value-type="string">
            <text:p text:style-name="P14">Tournament Registration</text:p>
          </table:table-cell>
          <table:table-cell table:style-name="ProjectRequirements.A2" office:value-type="string">
            <text:p text:style-name="P14">Low E.</text:p>
          </table:table-cell>
          <table:table-cell table:style-name="ProjectRequirements.C2" office:value-type="string">
            <text:p text:style-name="P14">Allow Users to Register outside</text:p>
          </table:table-cell>
        </table:table-row>
        <table:table-row>
          <table:table-cell table:style-name="ProjectRequirements.A2" office:value-type="string">
            <text:p text:style-name="P14">Meetup Integration</text:p>
          </table:table-cell>
          <table:table-cell table:style-name="ProjectRequirements.A2" office:value-type="string">
            <text:p text:style-name="P14">Secondary E.</text:p>
          </table:table-cell>
          <table:table-cell table:style-name="ProjectRequirements.C2" office:value-type="string">
            <text:p text:style-name="P14">Integrate with Meetup.com to take registered user for a meetup and autoatmically input them into the system</text:p>
          </table:table-cell>
        </table:table-row>
        <table:table-row>
          <table:table-cell table:style-name="ProjectRequirements.A2" office:value-type="string">
            <text:p text:style-name="P14">Player Tracking</text:p>
          </table:table-cell>
          <table:table-cell table:style-name="ProjectRequirements.A2" office:value-type="string">
            <text:p text:style-name="P14">Low F.</text:p>
          </table:table-cell>
          <table:table-cell table:style-name="ProjectRequirements.C2" office:value-type="string">
            <text:p text:style-name="P14">Allow statistics of player registration, entry, and exit</text:p>
          </table:table-cell>
        </table:table-row>
        <table:table-row>
          <table:table-cell table:style-name="ProjectRequirements.A2" office:value-type="string">
            <text:p text:style-name="P14">Statistics</text:p>
          </table:table-cell>
          <table:table-cell table:style-name="ProjectRequirements.A2" office:value-type="string">
            <text:p text:style-name="P14">Low E.</text:p>
          </table:table-cell>
          <table:table-cell table:style-name="ProjectRequirements.C2" office:value-type="string">
            <text:p text:style-name="P14">Allow Users to gather statistical data on game type, game length, Chips used and Cash flow.</text:p>
          </table:table-cell>
        </table:table-row>
      </table:table>
      <text:p text:style-name="P6"/>
      <text:p text:style-name="P6"/>
      <text:p text:style-name="P7">Phases</text:p>
      <text:p text:style-name="P7"/>
      <text:p text:style-name="P6">Phase 1: </text:p>
      <text:list xml:id="list4718966683918464891" text:style-name="L2">
        <text:list-item>
          <text:p text:style-name="P18">Cash management – Requirements:</text:p>
          <text:list>
            <text:list-item>
              <text:p text:style-name="P18">Input amount of cash</text:p>
            </text:list-item>
            <text:list-item>
              <text:p text:style-name="P18">Convert amount of cash to chips – and Big blinds</text:p>
            </text:list-item>
            <text:list-item>
              <text:p text:style-name="P18">Attach amount of cash to Player</text:p>
            </text:list-item>
            <text:list-item>
              <text:p text:style-name="P18">Compile list of total Cash <text:s/>across all table and cash at each table</text:p>
            </text:list-item>
            <text:list-item>
              <text:p text:style-name="P18">Remove cash from overall Total Cash</text:p>
            </text:list-item>
            <text:list-item>
              <text:p text:style-name="P18">Track, time stamp, and display Cash Flow</text:p>
            </text:list-item>
            <text:list-item>
              <text:p text:style-name="P18">Track Chips in play and out of play</text:p>
            </text:list-item>
          </text:list>
        </text:list-item>
      </text:list>
      <text:p text:style-name="P6">Phase 2:</text:p>
      <text:list xml:id="list5460937770384747075" text:style-name="L3">
        <text:list-item>
          <text:p text:style-name="P19">Table Management – Requirements:</text:p>
          <text:list>
            <text:list-item>
              <text:p text:style-name="P19">Create Tables with properties of Number of Seats, Seats filled, Money on table, chips on table, and game playing</text:p>
            </text:list-item>
            <text:list-item>
              <text:p text:style-name="P19">Track amount of time seats are filed</text:p>
            </text:list-item>
            <text:list-item>
              <text:p text:style-name="P19">Track re-buys for each seat</text:p>
            </text:list-item>
            <text:list-item>
              <text:p text:style-name="P19">Track location of table</text:p>
            </text:list-item>
            <text:list-item>
              <text:p text:style-name="P19">Able to add any table at will and move tables around</text:p>
            </text:list-item>
            <text:list-item>
              <text:p text:style-name="P19">Highlight when the game is shorthanded or full</text:p>
            </text:list-item>
          </text:list>
        </text:list-item>
      </text:list>
      <text:p text:style-name="P6">Phase 3:</text:p>
      <text:list xml:id="list1536401280000055951" text:style-name="L4">
        <text:list-item>
          <text:p text:style-name="P20">Tournament Management – Requirements:</text:p>
          <text:list>
            <text:list-item>
              <text:p text:style-name="P20">Set Buy in and and Prize pool amount</text:p>
            </text:list-item>
            <text:list-item>
              <text:p text:style-name="P20"><text:soft-page-break/>dynamically Change prize pool after rebuys</text:p>
            </text:list-item>
            <text:list-item>
              <text:p text:style-name="P20">track players and seating order</text:p>
            </text:list-item>
            <text:list-item>
              <text:p text:style-name="P20">Track Number of players at each seat and readjust</text:p>
            </text:list-item>
            <text:list-item>
              <text:p text:style-name="P20">Display Blinds, Time, and tracking of each player</text:p>
            </text:list-item>
            <text:list-item>
              <text:p text:style-name="P20">Analyze stats</text:p>
            </text:list-item>
          </text:list>
        </text:list-item>
      </text:list>
      <text:p text:style-name="P6">Phase 4:</text:p>
      <text:list xml:id="list1239536670525496970" text:style-name="L7">
        <text:list-item>
          <text:p text:style-name="P21">Configuration Options for all Functionality above</text:p>
        </text:list-item>
        <text:list-item>
          <text:p text:style-name="P21">Regression Tests for Each of the Core functionality</text:p>
        </text:list-item>
      </text:list>
      <text:p text:style-name="P6">Phase 5 and Future:</text:p>
      <text:p text:style-name="P6"><text:tab/>Analyze and adjust priority of features based on feedback and research</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guyen</meta:initial-creator>
    <meta:creation-date>2017-12-02T14:08:45.73</meta:creation-date>
    <dc:date>2017-12-04T11:58:23.39</dc:date>
    <dc:creator>David Nguyen</dc:creator>
    <meta:editing-duration>PT2H31M11S</meta:editing-duration>
    <meta:editing-cycles>7</meta:editing-cycles>
    <meta:generator>OpenOffice/4.1.3$Win32 OpenOffice.org_project/413m1$Build-9783</meta:generator>
    <meta:document-statistic meta:table-count="2" meta:image-count="0" meta:object-count="0" meta:page-count="5" meta:paragraph-count="96" meta:word-count="644" meta:character-count="3570"/>
  </office:meta>
</office:document-meta>
</file>